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name-asian="Source Han Sans CN Regular" style:font-weight-asian="normal" style:font-name-complex="Lohit Devanagari" style:font-weight-complex="normal"/>
    </style:style>
    <style:style style:name="ce2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velenght (lab)</text:p>
          </table:table-cell>
          <table:table-cell office:value-type="string" calcext:value-type="string">
            <text:p>Exc. Potential</text:p>
          </table:table-cell>
          <table:table-cell office:value-type="string" calcext:value-type="string">
            <text:p>loggf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reite </text:p>
          </table:table-cell>
        </table:table-row>
        <table:table-row table:style-name="ro1">
          <table:table-cell office:value-type="float" office:value="5434.524" calcext:value-type="float">
            <text:p>5434.52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22" calcext:value-type="float">
            <text:p>-2.122</text:p>
          </table:table-cell>
          <table:table-cell office:value-type="float" office:value="5434.517" calcext:value-type="float">
            <text:p>5434.51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424.068" calcext:value-type="float">
            <text:p>5424.068</text:p>
          </table:table-cell>
          <table:table-cell office:value-type="float" office:value="4.32" calcext:value-type="float">
            <text:p>4.3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383.369" calcext:value-type="float">
            <text:p>5383.369</text:p>
          </table:table-cell>
          <table:table-cell office:value-type="float" office:value="4.312" calcext:value-type="float">
            <text:p>4.312</text:p>
          </table:table-cell>
          <table:table-cell office:value-type="float" office:value="0.645" calcext:value-type="float">
            <text:p>0.645</text:p>
          </table:table-cell>
          <table:table-cell office:value-type="float" office:value="5383.369" calcext:value-type="float">
            <text:p>5383.369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4903.31" calcext:value-type="float">
            <text:p>4903.31</text:p>
          </table:table-cell>
          <table:table-cell office:value-type="float" office:value="2.882" calcext:value-type="float">
            <text:p>2.882</text:p>
          </table:table-cell>
          <table:table-cell office:value-type="float" office:value="-0.926" calcext:value-type="float">
            <text:p>-0.926</text:p>
          </table:table-cell>
          <table:table-cell office:value-type="float" office:value="4903.289" calcext:value-type="float">
            <text:p>4903.28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5415.199" calcext:value-type="float">
            <text:p>5415.199</text:p>
          </table:table-cell>
          <table:table-cell office:value-type="float" office:value="4.386" calcext:value-type="float">
            <text:p>4.386</text:p>
          </table:table-cell>
          <table:table-cell office:value-type="float" office:value="0.642" calcext:value-type="float">
            <text:p>0.642</text:p>
          </table:table-cell>
          <table:table-cell office:value-type="float" office:value="5415.199" calcext:value-type="float">
            <text:p>5415.19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569.618" calcext:value-type="float">
            <text:p>5569.618</text:p>
          </table:table-cell>
          <table:table-cell office:value-type="float" office:value="3.417" calcext:value-type="float">
            <text:p>3.417</text:p>
          </table:table-cell>
          <table:table-cell office:value-type="float" office:value="-0.486" calcext:value-type="float">
            <text:p>-0.486</text:p>
          </table:table-cell>
          <table:table-cell office:value-type="float" office:value="5569.612" calcext:value-type="float">
            <text:p>5569.612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5049.82" calcext:value-type="float">
            <text:p>5049.82</text:p>
          </table:table-cell>
          <table:table-cell office:value-type="float" office:value="2.279" calcext:value-type="float">
            <text:p>2.279</text:p>
          </table:table-cell>
          <table:table-cell office:value-type="float" office:value="-1.355" calcext:value-type="float">
            <text:p>-1.355</text:p>
          </table:table-cell>
          <table:table-cell office:value-type="float" office:value="5049.804" calcext:value-type="float">
            <text:p>5049.8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339.929" calcext:value-type="float">
            <text:p>5339.929</text:p>
          </table:table-cell>
          <table:table-cell office:value-type="float" office:value="3.266" calcext:value-type="float">
            <text:p>3.266</text:p>
          </table:table-cell>
          <table:table-cell office:value-type="float" office:value="-0.647" calcext:value-type="float">
            <text:p>-0.647</text:p>
          </table:table-cell>
          <table:table-cell office:value-type="float" office:value="5339.92" calcext:value-type="float">
            <text:p>5339.92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5006.119" calcext:value-type="float">
            <text:p>5006.119</text:p>
          </table:table-cell>
          <table:table-cell office:value-type="float" office:value="2.832" calcext:value-type="float">
            <text:p>2.832</text:p>
          </table:table-cell>
          <table:table-cell office:value-type="float" office:value="-0.638" calcext:value-type="float">
            <text:p>-0.63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367.467" calcext:value-type="float">
            <text:p>5367.467</text:p>
          </table:table-cell>
          <table:table-cell office:value-type="float" office:value="4.415" calcext:value-type="float">
            <text:p>4.415</text:p>
          </table:table-cell>
          <table:table-cell office:value-type="float" office:value="0.443" calcext:value-type="float">
            <text:p>0.443</text:p>
          </table:table-cell>
          <table:table-cell office:value-type="float" office:value="5367.458" calcext:value-type="float">
            <text:p>5367.45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393.601" calcext:value-type="float">
            <text:p>6393.601</text:p>
          </table:table-cell>
          <table:table-cell office:value-type="float" office:value="2.433" calcext:value-type="float">
            <text:p>2.433</text:p>
          </table:table-cell>
          <table:table-cell office:value-type="float" office:value="-1.432" calcext:value-type="float">
            <text:p>-1.432</text:p>
          </table:table-cell>
          <table:table-cell office:value-type="float" office:value="6393.601" calcext:value-type="float">
            <text:p>6393.601</text:p>
          </table:table-cell>
          <table:table-cell table:style-name="ce1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5302.302" calcext:value-type="float">
            <text:p>5302.302</text:p>
          </table:table-cell>
          <table:table-cell office:value-type="float" office:value="3.283" calcext:value-type="float">
            <text:p>3.283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497.516" calcext:value-type="float">
            <text:p>5497.516</text:p>
          </table:table-cell>
          <table:table-cell office:value-type="float" office:value="1.011" calcext:value-type="float">
            <text:p>1.011</text:p>
          </table:table-cell>
          <table:table-cell office:value-type="float" office:value="-2.849" calcext:value-type="float">
            <text:p>-2.849</text:p>
          </table:table-cell>
          <table:table-cell office:value-type="float" office:value="5497.5" calcext:value-type="float">
            <text:p>5497.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302.298" calcext:value-type="float">
            <text:p>5302.298</text:p>
          </table:table-cell>
          <table:table-cell office:value-type="float" office:value="4.913" calcext:value-type="float">
            <text:p>4.913</text:p>
          </table:table-cell>
          <table:table-cell office:value-type="float" office:value="-3.328" calcext:value-type="float">
            <text:p>-3.32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411.649" calcext:value-type="float">
            <text:p>6411.649</text:p>
          </table:table-cell>
          <table:table-cell office:value-type="float" office:value="3.654" calcext:value-type="float">
            <text:p>3.654</text:p>
          </table:table-cell>
          <table:table-cell office:value-type="float" office:value="-0.595" calcext:value-type="float">
            <text:p>-0.595</text:p>
          </table:table-cell>
          <table:table-cell office:value-type="float" office:value="6411.649" calcext:value-type="float">
            <text:p>6411.649</text:p>
          </table:table-cell>
          <table:table-cell table:style-name="ce2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5194.942" calcext:value-type="float">
            <text:p>5194.942</text:p>
          </table:table-cell>
          <table:table-cell office:value-type="float" office:value="1.557" calcext:value-type="float">
            <text:p>1.557</text:p>
          </table:table-cell>
          <table:table-cell office:value-type="float" office:value="-2.09" calcext:value-type="float">
            <text:p>-2.09</text:p>
          </table:table-cell>
          <table:table-cell office:value-type="float" office:value="6411.649" calcext:value-type="float">
            <text:p>6411.649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5364.871" calcext:value-type="float">
            <text:p>5364.871</text:p>
          </table:table-cell>
          <table:table-cell office:value-type="float" office:value="4.445" calcext:value-type="float">
            <text:p>4.445</text:p>
          </table:table-cell>
          <table:table-cell office:value-type="float" office:value="0.228" calcext:value-type="float">
            <text:p>0.228</text:p>
          </table:table-cell>
          <table:table-cell office:value-type="float" office:value="5364.861" calcext:value-type="float">
            <text:p>5364.86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6252.555" calcext:value-type="float">
            <text:p>6252.555</text:p>
          </table:table-cell>
          <table:table-cell office:value-type="float" office:value="2.404" calcext:value-type="float">
            <text:p>2.404</text:p>
          </table:table-cell>
          <table:table-cell office:value-type="float" office:value="-1.687" calcext:value-type="float">
            <text:p>-1.687</text:p>
          </table:table-cell>
          <table:table-cell office:value-type="float" office:value="6252.557" calcext:value-type="float">
            <text:p>6252.55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6246.319" calcext:value-type="float">
            <text:p>6246.319</text:p>
          </table:table-cell>
          <table:table-cell office:value-type="float" office:value="3.602" calcext:value-type="float">
            <text:p>3.602</text:p>
          </table:table-cell>
          <table:table-cell office:value-type="float" office:value="-0.733" calcext:value-type="float">
            <text:p>-0.733</text:p>
          </table:table-cell>
          <table:table-cell office:value-type="float" office:value="6246.315" calcext:value-type="float">
            <text:p>6246.3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445.042" calcext:value-type="float">
            <text:p>5445.042</text:p>
          </table:table-cell>
          <table:table-cell office:value-type="float" office:value="4.386" calcext:value-type="float">
            <text:p>4.386</text:p>
          </table:table-cell>
          <table:table-cell office:value-type="float" office:value="-0.02" calcext:value-type="float">
            <text:p>-0.02</text:p>
          </table:table-cell>
          <table:table-cell office:value-type="float" office:value="5445.031" calcext:value-type="float">
            <text:p>5445.031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5576.089" calcext:value-type="float">
            <text:p>5576.089</text:p>
          </table:table-cell>
          <table:table-cell office:value-type="float" office:value="3.43" calcext:value-type="float">
            <text:p>3.43</text:p>
          </table:table-cell>
          <table:table-cell office:value-type="float" office:value="-1" calcext:value-type="float">
            <text:p>-1</text:p>
          </table:table-cell>
          <table:table-cell office:value-type="float" office:value="5576.08" calcext:value-type="float">
            <text:p>5576.0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5501.465" calcext:value-type="float">
            <text:p>5501.465</text:p>
          </table:table-cell>
          <table:table-cell office:value-type="float" office:value="0.958" calcext:value-type="float">
            <text:p>0.958</text:p>
          </table:table-cell>
          <table:table-cell office:value-type="float" office:value="-3.047" calcext:value-type="float">
            <text:p>-3.047</text:p>
          </table:table-cell>
          <table:table-cell office:value-type="float" office:value="5501.461" calcext:value-type="float">
            <text:p>5501.461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6430.846" calcext:value-type="float">
            <text:p>6430.846</text:p>
          </table:table-cell>
          <table:table-cell office:value-type="float" office:value="2.176" calcext:value-type="float">
            <text:p>2.176</text:p>
          </table:table-cell>
          <table:table-cell office:value-type="float" office:value="-2.006" calcext:value-type="float">
            <text:p>-2.006</text:p>
          </table:table-cell>
          <table:table-cell office:value-type="float" office:value="6430.842" calcext:value-type="float">
            <text:p>6430.84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5217.389" calcext:value-type="float">
            <text:p>5217.389</text:p>
          </table:table-cell>
          <table:table-cell office:value-type="float" office:value="3.211" calcext:value-type="float">
            <text:p>3.211</text:p>
          </table:table-cell>
          <table:table-cell office:value-type="float" office:value="-1.07" calcext:value-type="float">
            <text:p>-1.07</text:p>
          </table:table-cell>
          <table:table-cell office:value-type="float" office:value="5217.376" calcext:value-type="float">
            <text:p>5217.37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5215.181" calcext:value-type="float">
            <text:p>5215.181</text:p>
          </table:table-cell>
          <table:table-cell office:value-type="float" office:value="3.266" calcext:value-type="float">
            <text:p>3.266</text:p>
          </table:table-cell>
          <table:table-cell office:value-type="float" office:value="-0.871" calcext:value-type="float">
            <text:p>-0.87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014.943" calcext:value-type="float">
            <text:p>5014.943</text:p>
          </table:table-cell>
          <table:table-cell office:value-type="float" office:value="3.943" calcext:value-type="float">
            <text:p>3.943</text:p>
          </table:table-cell>
          <table:table-cell office:value-type="float" office:value="-0.303" calcext:value-type="float">
            <text:p>-0.303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336.824" calcext:value-type="float">
            <text:p>6336.824</text:p>
          </table:table-cell>
          <table:table-cell office:value-type="float" office:value="3.686" calcext:value-type="float">
            <text:p>3.686</text:p>
          </table:table-cell>
          <table:table-cell office:value-type="float" office:value="-0.856" calcext:value-type="float">
            <text:p>-0.856</text:p>
          </table:table-cell>
          <table:table-cell office:value-type="float" office:value="6336.826" calcext:value-type="float">
            <text:p>6336.82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5083.339" calcext:value-type="float">
            <text:p>5083.339</text:p>
          </table:table-cell>
          <table:table-cell office:value-type="float" office:value="0.958" calcext:value-type="float">
            <text:p>0.958</text:p>
          </table:table-cell>
          <table:table-cell office:value-type="float" office:value="-2.958" calcext:value-type="float">
            <text:p>-2.95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4994.13" calcext:value-type="float">
            <text:p>4994.13</text:p>
          </table:table-cell>
          <table:table-cell office:value-type="float" office:value="0.915" calcext:value-type="float">
            <text:p>0.915</text:p>
          </table:table-cell>
          <table:table-cell office:value-type="float" office:value="-3.08" calcext:value-type="float">
            <text:p>-3.0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198.711" calcext:value-type="float">
            <text:p>5198.711</text:p>
          </table:table-cell>
          <table:table-cell office:value-type="float" office:value="2.223" calcext:value-type="float">
            <text:p>2.223</text:p>
          </table:table-cell>
          <table:table-cell office:value-type="float" office:value="-2.135" calcext:value-type="float">
            <text:p>-2.135</text:p>
          </table:table-cell>
          <table:table-cell office:value-type="float" office:value="5198.703" calcext:value-type="float">
            <text:p>5198.703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6335.331" calcext:value-type="float">
            <text:p>6335.331</text:p>
          </table:table-cell>
          <table:table-cell office:value-type="float" office:value="2.198" calcext:value-type="float">
            <text:p>2.198</text:p>
          </table:table-cell>
          <table:table-cell office:value-type="float" office:value="-2.177" calcext:value-type="float">
            <text:p>-2.177</text:p>
          </table:table-cell>
          <table:table-cell office:value-type="float" office:value="6335.331" calcext:value-type="float">
            <text:p>6335.33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4924.77" calcext:value-type="float">
            <text:p>4924.77</text:p>
          </table:table-cell>
          <table:table-cell office:value-type="float" office:value="2.279" calcext:value-type="float">
            <text:p>2.279</text:p>
          </table:table-cell>
          <table:table-cell office:value-type="float" office:value="-2.241" calcext:value-type="float">
            <text:p>-2.24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4946.388" calcext:value-type="float">
            <text:p>4946.388</text:p>
          </table:table-cell>
          <table:table-cell office:value-type="float" office:value="3.368" calcext:value-type="float">
            <text:p>3.368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250.646" calcext:value-type="float">
            <text:p>5250.646</text:p>
          </table:table-cell>
          <table:table-cell office:value-type="float" office:value="2.198" calcext:value-type="float">
            <text:p>2.198</text:p>
          </table:table-cell>
          <table:table-cell office:value-type="float" office:value="-2.181" calcext:value-type="float">
            <text:p>-2.18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219.281" calcext:value-type="float">
            <text:p>6219.281</text:p>
          </table:table-cell>
          <table:table-cell office:value-type="float" office:value="2.198" calcext:value-type="float">
            <text:p>2.198</text:p>
          </table:table-cell>
          <table:table-cell office:value-type="float" office:value="-2.433" calcext:value-type="float">
            <text:p>-2.433</text:p>
          </table:table-cell>
          <table:table-cell office:value-type="float" office:value="6219.275" calcext:value-type="float">
            <text:p>6219.27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5141.739" calcext:value-type="float">
            <text:p>5141.739</text:p>
          </table:table-cell>
          <table:table-cell office:value-type="float" office:value="2.424" calcext:value-type="float">
            <text:p>2.424</text:p>
          </table:table-cell>
          <table:table-cell office:value-type="float" office:value="-1.964" calcext:value-type="float">
            <text:p>-1.964</text:p>
          </table:table-cell>
          <table:table-cell office:value-type="float" office:value="5141.727" calcext:value-type="float">
            <text:p>5141.727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5127.359" calcext:value-type="float">
            <text:p>5127.359</text:p>
          </table:table-cell>
          <table:table-cell office:value-type="float" office:value="0.915" calcext:value-type="float">
            <text:p>0.915</text:p>
          </table:table-cell>
          <table:table-cell office:value-type="float" office:value="-3.307" calcext:value-type="float">
            <text:p>-3.307</text:p>
          </table:table-cell>
          <table:table-cell office:value-type="float" office:value="5127.346" calcext:value-type="float">
            <text:p>5127.34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5930.18" calcext:value-type="float">
            <text:p>5930.18</text:p>
          </table:table-cell>
          <table:table-cell office:value-type="float" office:value="4.652" calcext:value-type="float">
            <text:p>4.652</text:p>
          </table:table-cell>
          <table:table-cell office:value-type="float" office:value="-0.23" calcext:value-type="float">
            <text:p>-0.23</text:p>
          </table:table-cell>
          <table:table-cell office:value-type="float" office:value="5930.176" calcext:value-type="float">
            <text:p>5930.17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6265.134" calcext:value-type="float">
            <text:p>6265.134</text:p>
          </table:table-cell>
          <table:table-cell office:value-type="float" office:value="2.176" calcext:value-type="float">
            <text:p>2.176</text:p>
          </table:table-cell>
          <table:table-cell office:value-type="float" office:value="-2.55" calcext:value-type="float">
            <text:p>-2.55</text:p>
          </table:table-cell>
          <table:table-cell office:value-type="float" office:value="6265.13" calcext:value-type="float">
            <text:p>6265.1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5242.491" calcext:value-type="float">
            <text:p>5242.491</text:p>
          </table:table-cell>
          <table:table-cell office:value-type="float" office:value="3.634" calcext:value-type="float">
            <text:p>3.634</text:p>
          </table:table-cell>
          <table:table-cell office:value-type="float" office:value="-0.967" calcext:value-type="float">
            <text:p>-0.967</text:p>
          </table:table-cell>
          <table:table-cell office:value-type="float" office:value="5242.479" calcext:value-type="float">
            <text:p>5242.479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5862.357" calcext:value-type="float">
            <text:p>5862.357</text:p>
          </table:table-cell>
          <table:table-cell office:value-type="float" office:value="4.549" calcext:value-type="float">
            <text:p>4.549</text:p>
          </table:table-cell>
          <table:table-cell office:value-type="float" office:value="-0.127" calcext:value-type="float">
            <text:p>-0.127</text:p>
          </table:table-cell>
          <table:table-cell office:value-type="float" office:value="5862.351" calcext:value-type="float">
            <text:p>5862.351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6593.87" calcext:value-type="float">
            <text:p>6593.87</text:p>
          </table:table-cell>
          <table:table-cell office:value-type="float" office:value="2.433" calcext:value-type="float">
            <text:p>2.433</text:p>
          </table:table-cell>
          <table:table-cell office:value-type="float" office:value="-2.422" calcext:value-type="float">
            <text:p>-2.422</text:p>
          </table:table-cell>
          <table:table-cell office:value-type="float" office:value="6593.874" calcext:value-type="float">
            <text:p>6593.87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5151.911" calcext:value-type="float">
            <text:p>5151.911</text:p>
          </table:table-cell>
          <table:table-cell office:value-type="float" office:value="1.011" calcext:value-type="float">
            <text:p>1.011</text:p>
          </table:table-cell>
          <table:table-cell office:value-type="float" office:value="-3.322" calcext:value-type="float">
            <text:p>-3.322</text:p>
          </table:table-cell>
          <table:table-cell office:value-type="float" office:value="5151.896" calcext:value-type="float">
            <text:p>5151.89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6232.641" calcext:value-type="float">
            <text:p>6232.641</text:p>
          </table:table-cell>
          <table:table-cell office:value-type="float" office:value="3.654" calcext:value-type="float">
            <text:p>3.654</text:p>
          </table:table-cell>
          <table:table-cell office:value-type="float" office:value="-1.223" calcext:value-type="float">
            <text:p>-1.223</text:p>
          </table:table-cell>
          <table:table-cell office:value-type="float" office:value="6232.637" calcext:value-type="float">
            <text:p>6232.637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6213.43" calcext:value-type="float">
            <text:p>6213.43</text:p>
          </table:table-cell>
          <table:table-cell office:value-type="float" office:value="2.223" calcext:value-type="float">
            <text:p>2.223</text:p>
          </table:table-cell>
          <table:table-cell office:value-type="float" office:value="-2.482" calcext:value-type="float">
            <text:p>-2.482</text:p>
          </table:table-cell>
          <table:table-cell office:value-type="float" office:value="6213.429" calcext:value-type="float">
            <text:p>6213.42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701.545" calcext:value-type="float">
            <text:p>5701.545</text:p>
          </table:table-cell>
          <table:table-cell office:value-type="float" office:value="2.559" calcext:value-type="float">
            <text:p>2.559</text:p>
          </table:table-cell>
          <table:table-cell office:value-type="float" office:value="-2.216" calcext:value-type="float">
            <text:p>-2.216</text:p>
          </table:table-cell>
          <table:table-cell office:value-type="float" office:value="5701.539" calcext:value-type="float">
            <text:p>5701.53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5466.396" calcext:value-type="float">
            <text:p>5466.396</text:p>
          </table:table-cell>
          <table:table-cell office:value-type="float" office:value="4.371" calcext:value-type="float">
            <text:p>4.371</text:p>
          </table:table-cell>
          <table:table-cell office:value-type="float" office:value="-0.63" calcext:value-type="float">
            <text:p>-0.63</text:p>
          </table:table-cell>
          <table:table-cell office:value-type="float" office:value="5466.386" calcext:value-type="float">
            <text:p>5466.386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5638.262" calcext:value-type="float">
            <text:p>5638.262</text:p>
          </table:table-cell>
          <table:table-cell office:value-type="float" office:value="4.22" calcext:value-type="float">
            <text:p>4.22</text:p>
          </table:table-cell>
          <table:table-cell office:value-type="float" office:value="-0.87" calcext:value-type="float">
            <text:p>-0.87</text:p>
          </table:table-cell>
          <table:table-cell office:value-type="float" office:value="5638.255" calcext:value-type="float">
            <text:p>5638.255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5389.479" calcext:value-type="float">
            <text:p>5389.479</text:p>
          </table:table-cell>
          <table:table-cell office:value-type="float" office:value="4.415" calcext:value-type="float">
            <text:p>4.415</text:p>
          </table:table-cell>
          <table:table-cell office:value-type="float" office:value="-0.41" calcext:value-type="float">
            <text:p>-0.41</text:p>
          </table:table-cell>
          <table:table-cell office:value-type="float" office:value="5389.469" calcext:value-type="float">
            <text:p>5389.46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6322.685" calcext:value-type="float">
            <text:p>6322.685</text:p>
          </table:table-cell>
          <table:table-cell office:value-type="float" office:value="2.588" calcext:value-type="float">
            <text:p>2.588</text:p>
          </table:table-cell>
          <table:table-cell office:value-type="float" office:value="-2.426" calcext:value-type="float">
            <text:p>-2.426</text:p>
          </table:table-cell>
          <table:table-cell office:value-type="float" office:value="6322.682" calcext:value-type="float">
            <text:p>6322.68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5079.74" calcext:value-type="float">
            <text:p>5079.74</text:p>
          </table:table-cell>
          <table:table-cell office:value-type="float" office:value="0.99" calcext:value-type="float">
            <text:p>0.99</text:p>
          </table:table-cell>
          <table:table-cell office:value-type="float" office:value="-3.22" calcext:value-type="float">
            <text:p>-3.2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934.655" calcext:value-type="float">
            <text:p>5934.655</text:p>
          </table:table-cell>
          <table:table-cell office:value-type="float" office:value="3.928" calcext:value-type="float">
            <text:p>3.928</text:p>
          </table:table-cell>
          <table:table-cell office:value-type="float" office:value="-1.17" calcext:value-type="float">
            <text:p>-1.17</text:p>
          </table:table-cell>
          <table:table-cell office:value-type="float" office:value="5934.649" calcext:value-type="float">
            <text:p>5934.649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6750.153" calcext:value-type="float">
            <text:p>6750.153</text:p>
          </table:table-cell>
          <table:table-cell office:value-type="float" office:value="2.424" calcext:value-type="float">
            <text:p>2.424</text:p>
          </table:table-cell>
          <table:table-cell office:value-type="float" office:value="-2.621" calcext:value-type="float">
            <text:p>-2.621</text:p>
          </table:table-cell>
          <table:table-cell office:value-type="float" office:value="6750.154" calcext:value-type="float">
            <text:p>6750.15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253.462" calcext:value-type="float">
            <text:p>5253.462</text:p>
          </table:table-cell>
          <table:table-cell office:value-type="float" office:value="3.283" calcext:value-type="float">
            <text:p>3.283</text:p>
          </table:table-cell>
          <table:table-cell office:value-type="float" office:value="-1.573" calcext:value-type="float">
            <text:p>-1.573</text:p>
          </table:table-cell>
          <table:table-cell office:value-type="float" office:value="5253.45" calcext:value-type="float">
            <text:p>5253.45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5662.516" calcext:value-type="float">
            <text:p>5662.516</text:p>
          </table:table-cell>
          <table:table-cell office:value-type="float" office:value="4.178" calcext:value-type="float">
            <text:p>4.178</text:p>
          </table:table-cell>
          <table:table-cell office:value-type="float" office:value="-0.573" calcext:value-type="float">
            <text:p>-0.573</text:p>
          </table:table-cell>
          <table:table-cell office:value-type="float" office:value="5662.509" calcext:value-type="float">
            <text:p>5662.5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044.211" calcext:value-type="float">
            <text:p>5044.211</text:p>
          </table:table-cell>
          <table:table-cell office:value-type="float" office:value="2.851" calcext:value-type="float">
            <text:p>2.851</text:p>
          </table:table-cell>
          <table:table-cell office:value-type="float" office:value="-2.038" calcext:value-type="float">
            <text:p>-2.038</text:p>
          </table:table-cell>
          <table:table-cell office:value-type="float" office:value="5044.199" calcext:value-type="float">
            <text:p>5044.199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5473.9" calcext:value-type="float">
            <text:p>5473.9</text:p>
          </table:table-cell>
          <table:table-cell office:value-type="float" office:value="4.154" calcext:value-type="float">
            <text:p>4.154</text:p>
          </table:table-cell>
          <table:table-cell office:value-type="float" office:value="-0.76" calcext:value-type="float">
            <text:p>-0.76</text:p>
          </table:table-cell>
          <table:table-cell office:value-type="float" office:value="5473.889" calcext:value-type="float">
            <text:p>5473.889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4950.106" calcext:value-type="float">
            <text:p>4950.106</text:p>
          </table:table-cell>
          <table:table-cell office:value-type="float" office:value="3.417" calcext:value-type="float">
            <text:p>3.417</text:p>
          </table:table-cell>
          <table:table-cell office:value-type="float" office:value="-1.67" calcext:value-type="float">
            <text:p>-1.67</text:p>
          </table:table-cell>
          <table:table-cell office:value-type="float" office:value="4950.101" calcext:value-type="float">
            <text:p>4950.10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6569.216" calcext:value-type="float">
            <text:p>6569.216</text:p>
          </table:table-cell>
          <table:table-cell office:value-type="float" office:value="4.733" calcext:value-type="float">
            <text:p>4.733</text:p>
          </table:table-cell>
          <table:table-cell office:value-type="float" office:value="-0.42" calcext:value-type="float">
            <text:p>-0.42</text:p>
          </table:table-cell>
          <table:table-cell office:value-type="float" office:value="6569.214" calcext:value-type="float">
            <text:p>6569.214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5753.123" calcext:value-type="float">
            <text:p>5753.123</text:p>
          </table:table-cell>
          <table:table-cell office:value-type="float" office:value="4.26" calcext:value-type="float">
            <text:p>4.26</text:p>
          </table:table-cell>
          <table:table-cell office:value-type="float" office:value="-0.688" calcext:value-type="float">
            <text:p>-0.688</text:p>
          </table:table-cell>
          <table:table-cell office:value-type="float" office:value="5753.107" calcext:value-type="float">
            <text:p>5753.10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200.313" calcext:value-type="float">
            <text:p>6200.313</text:p>
          </table:table-cell>
          <table:table-cell office:value-type="float" office:value="2.608" calcext:value-type="float">
            <text:p>2.608</text:p>
          </table:table-cell>
          <table:table-cell office:value-type="float" office:value="-2.437" calcext:value-type="float">
            <text:p>-2.437</text:p>
          </table:table-cell>
          <table:table-cell office:value-type="float" office:value="6200.312" calcext:value-type="float">
            <text:p>6200.3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398.279" calcext:value-type="float">
            <text:p>5398.279</text:p>
          </table:table-cell>
          <table:table-cell office:value-type="float" office:value="4.445" calcext:value-type="float">
            <text:p>4.445</text:p>
          </table:table-cell>
          <table:table-cell office:value-type="float" office:value="-0.67" calcext:value-type="float">
            <text:p>-0.67</text:p>
          </table:table-cell>
          <table:table-cell office:value-type="float" office:value="5398.27" calcext:value-type="float">
            <text:p>5398.2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4969.918" calcext:value-type="float">
            <text:p>4969.918</text:p>
          </table:table-cell>
          <table:table-cell office:value-type="float" office:value="4.217" calcext:value-type="float">
            <text:p>4.217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365.399" calcext:value-type="float">
            <text:p>5365.399</text:p>
          </table:table-cell>
          <table:table-cell office:value-type="float" office:value="3.573" calcext:value-type="float">
            <text:p>3.573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109.652" calcext:value-type="float">
            <text:p>5109.652</text:p>
          </table:table-cell>
          <table:table-cell office:value-type="float" office:value="4.301" calcext:value-type="float">
            <text:p>4.301</text:p>
          </table:table-cell>
          <table:table-cell office:value-type="float" office:value="-0.98" calcext:value-type="float">
            <text:p>-0.98</text:p>
          </table:table-cell>
          <table:table-cell office:value-type="float" office:value="5109.632" calcext:value-type="float">
            <text:p>5109.63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5859.586" calcext:value-type="float">
            <text:p>5859.586</text:p>
          </table:table-cell>
          <table:table-cell office:value-type="float" office:value="4.549" calcext:value-type="float">
            <text:p>4.549</text:p>
          </table:table-cell>
          <table:table-cell office:value-type="float" office:value="-0.419" calcext:value-type="float">
            <text:p>-0.419</text:p>
          </table:table-cell>
          <table:table-cell office:value-type="float" office:value="5859.586" calcext:value-type="float">
            <text:p>5859.586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6173.336" calcext:value-type="float">
            <text:p>6173.336</text:p>
          </table:table-cell>
          <table:table-cell office:value-type="float" office:value="2.223" calcext:value-type="float">
            <text:p>2.223</text:p>
          </table:table-cell>
          <table:table-cell office:value-type="float" office:value="-2.88" calcext:value-type="float">
            <text:p>-2.88</text:p>
          </table:table-cell>
          <table:table-cell office:value-type="float" office:value="6173.331" calcext:value-type="float">
            <text:p>6173.331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5197.577" calcext:value-type="float">
            <text:p>5197.577</text:p>
          </table:table-cell>
          <table:table-cell office:value-type="float" office:value="4.956" calcext:value-type="float">
            <text:p>4.956</text:p>
          </table:table-cell>
          <table:table-cell office:value-type="float" office:value="-2.078" calcext:value-type="float">
            <text:p>-2.07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196.059" calcext:value-type="float">
            <text:p>5196.059</text:p>
          </table:table-cell>
          <table:table-cell office:value-type="float" office:value="4.256" calcext:value-type="float">
            <text:p>4.256</text:p>
          </table:table-cell>
          <table:table-cell office:value-type="float" office:value="-0.493" calcext:value-type="float">
            <text:p>-0.493</text:p>
          </table:table-cell>
          <table:table-cell office:value-type="float" office:value="5196.042" calcext:value-type="float">
            <text:p>5196.04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5633.947" calcext:value-type="float">
            <text:p>5633.947</text:p>
          </table:table-cell>
          <table:table-cell office:value-type="float" office:value="4.991" calcext:value-type="float">
            <text:p>4.991</text:p>
          </table:table-cell>
          <table:table-cell office:value-type="float" office:value="-0.27" calcext:value-type="float">
            <text:p>-0.27</text:p>
          </table:table-cell>
          <table:table-cell office:value-type="float" office:value="5633.934" calcext:value-type="float">
            <text:p>5633.9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6609.11" calcext:value-type="float">
            <text:p>6609.11</text:p>
          </table:table-cell>
          <table:table-cell office:value-type="float" office:value="2.559" calcext:value-type="float">
            <text:p>2.559</text:p>
          </table:table-cell>
          <table:table-cell office:value-type="float" office:value="-2.692" calcext:value-type="float">
            <text:p>-2.692</text:p>
          </table:table-cell>
          <table:table-cell office:value-type="float" office:value="6609.111" calcext:value-type="float">
            <text:p>6609.11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5225.526" calcext:value-type="float">
            <text:p>5225.526</text:p>
          </table:table-cell>
          <table:table-cell office:value-type="float" office:value="0.11" calcext:value-type="float">
            <text:p>0.11</text:p>
          </table:table-cell>
          <table:table-cell office:value-type="float" office:value="-4.789" calcext:value-type="float">
            <text:p>-4.789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983.68" calcext:value-type="float">
            <text:p>5983.68</text:p>
          </table:table-cell>
          <table:table-cell office:value-type="float" office:value="4.549" calcext:value-type="float">
            <text:p>4.549</text:p>
          </table:table-cell>
          <table:table-cell office:value-type="float" office:value="-1.468" calcext:value-type="float">
            <text:p>-1.468</text:p>
          </table:table-cell>
          <table:table-cell office:value-type="float" office:value="5983.672" calcext:value-type="float">
            <text:p>5983.67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5883.817" calcext:value-type="float">
            <text:p>5883.817</text:p>
          </table:table-cell>
          <table:table-cell office:value-type="float" office:value="3.96" calcext:value-type="float">
            <text:p>3.96</text:p>
          </table:table-cell>
          <table:table-cell office:value-type="float" office:value="-1.36" calcext:value-type="float">
            <text:p>-1.36</text:p>
          </table:table-cell>
          <table:table-cell office:value-type="float" office:value="5883.847" calcext:value-type="float">
            <text:p>5883.84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5373.709" calcext:value-type="float">
            <text:p>5373.709</text:p>
          </table:table-cell>
          <table:table-cell office:value-type="float" office:value="4.473" calcext:value-type="float">
            <text:p>4.473</text:p>
          </table:table-cell>
          <table:table-cell office:value-type="float" office:value="-0.86" calcext:value-type="float">
            <text:p>-0.86</text:p>
          </table:table-cell>
          <table:table-cell office:value-type="float" office:value="5373.697" calcext:value-type="float">
            <text:p>5373.69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5379.574" calcext:value-type="float">
            <text:p>5379.574</text:p>
          </table:table-cell>
          <table:table-cell office:value-type="float" office:value="3.694" calcext:value-type="float">
            <text:p>3.694</text:p>
          </table:table-cell>
          <table:table-cell office:value-type="float" office:value="-1.514" calcext:value-type="float">
            <text:p>-1.514</text:p>
          </table:table-cell>
          <table:table-cell office:value-type="float" office:value="5379.563" calcext:value-type="float">
            <text:p>5379.56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5543.936" calcext:value-type="float">
            <text:p>5543.936</text:p>
          </table:table-cell>
          <table:table-cell office:value-type="float" office:value="4.217" calcext:value-type="float">
            <text:p>4.217</text:p>
          </table:table-cell>
          <table:table-cell office:value-type="float" office:value="-1.14" calcext:value-type="float">
            <text:p>-1.14</text:p>
          </table:table-cell>
          <table:table-cell office:value-type="float" office:value="5543.93" calcext:value-type="float">
            <text:p>5543.9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5717.833" calcext:value-type="float">
            <text:p>5717.833</text:p>
          </table:table-cell>
          <table:table-cell office:value-type="float" office:value="4.284" calcext:value-type="float">
            <text:p>4.284</text:p>
          </table:table-cell>
          <table:table-cell office:value-type="float" office:value="-1.13" calcext:value-type="float">
            <text:p>-1.13</text:p>
          </table:table-cell>
          <table:table-cell office:value-type="float" office:value="5717.818" calcext:value-type="float">
            <text:p>5717.818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5131.469" calcext:value-type="float">
            <text:p>5131.469</text:p>
          </table:table-cell>
          <table:table-cell office:value-type="float" office:value="2.223" calcext:value-type="float">
            <text:p>2.223</text:p>
          </table:table-cell>
          <table:table-cell office:value-type="float" office:value="-2.515" calcext:value-type="float">
            <text:p>-2.515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481.87" calcext:value-type="float">
            <text:p>6481.87</text:p>
          </table:table-cell>
          <table:table-cell office:value-type="float" office:value="2.279" calcext:value-type="float">
            <text:p>2.279</text:p>
          </table:table-cell>
          <table:table-cell office:value-type="float" office:value="-2.984" calcext:value-type="float">
            <text:p>-2.984</text:p>
          </table:table-cell>
          <table:table-cell office:value-type="float" office:value="6481.854" calcext:value-type="float">
            <text:p>6481.85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5905.672" calcext:value-type="float">
            <text:p>5905.672</text:p>
          </table:table-cell>
          <table:table-cell office:value-type="float" office:value="4.652" calcext:value-type="float">
            <text:p>4.652</text:p>
          </table:table-cell>
          <table:table-cell office:value-type="float" office:value="-0.73" calcext:value-type="float">
            <text:p>-0.73</text:p>
          </table:table-cell>
          <table:table-cell office:value-type="float" office:value="5905.655" calcext:value-type="float">
            <text:p>5905.65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775.081" calcext:value-type="float">
            <text:p>5775.081</text:p>
          </table:table-cell>
          <table:table-cell office:value-type="float" office:value="4.22" calcext:value-type="float">
            <text:p>4.22</text:p>
          </table:table-cell>
          <table:table-cell office:value-type="float" office:value="-1.298" calcext:value-type="float">
            <text:p>-1.298</text:p>
          </table:table-cell>
          <table:table-cell office:value-type="float" office:value="5775.074" calcext:value-type="float">
            <text:p>5775.07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157.728" calcext:value-type="float">
            <text:p>6157.728</text:p>
          </table:table-cell>
          <table:table-cell office:value-type="float" office:value="4.076" calcext:value-type="float">
            <text:p>4.076</text:p>
          </table:table-cell>
          <table:table-cell office:value-type="float" office:value="-1.26" calcext:value-type="float">
            <text:p>-1.26</text:p>
          </table:table-cell>
          <table:table-cell office:value-type="float" office:value="6157.723" calcext:value-type="float">
            <text:p>6157.72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679.023" calcext:value-type="float">
            <text:p>5679.023</text:p>
          </table:table-cell>
          <table:table-cell office:value-type="float" office:value="4.652" calcext:value-type="float">
            <text:p>4.652</text:p>
          </table:table-cell>
          <table:table-cell office:value-type="float" office:value="-0.92" calcext:value-type="float">
            <text:p>-0.92</text:p>
          </table:table-cell>
          <table:table-cell office:value-type="float" office:value="5679.014" calcext:value-type="float">
            <text:p>5679.01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5731.762" calcext:value-type="float">
            <text:p>5731.762</text:p>
          </table:table-cell>
          <table:table-cell office:value-type="float" office:value="4.256" calcext:value-type="float">
            <text:p>4.256</text:p>
          </table:table-cell>
          <table:table-cell office:value-type="float" office:value="-1.3" calcext:value-type="float">
            <text:p>-1.3</text:p>
          </table:table-cell>
          <table:table-cell office:value-type="float" office:value="5731.75" calcext:value-type="float">
            <text:p>5731.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250.209" calcext:value-type="float">
            <text:p>5250.209</text:p>
          </table:table-cell>
          <table:table-cell office:value-type="float" office:value="0.121" calcext:value-type="float">
            <text:p>0.121</text:p>
          </table:table-cell>
          <table:table-cell office:value-type="float" office:value="-4.938" calcext:value-type="float">
            <text:p>-4.93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243.777" calcext:value-type="float">
            <text:p>5243.777</text:p>
          </table:table-cell>
          <table:table-cell office:value-type="float" office:value="4.256" calcext:value-type="float">
            <text:p>4.256</text:p>
          </table:table-cell>
          <table:table-cell office:value-type="float" office:value="-1.15" calcext:value-type="float">
            <text:p>-1.15</text:p>
          </table:table-cell>
          <table:table-cell office:value-type="float" office:value="5243.764" calcext:value-type="float">
            <text:p>5243.76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4802.88" calcext:value-type="float">
            <text:p>4802.88</text:p>
          </table:table-cell>
          <table:table-cell office:value-type="float" office:value="3.642" calcext:value-type="float">
            <text:p>3.642</text:p>
          </table:table-cell>
          <table:table-cell office:value-type="float" office:value="-1.514" calcext:value-type="float">
            <text:p>-1.514</text:p>
          </table:table-cell>
          <table:table-cell office:value-type="float" office:value="4802.866" calcext:value-type="float">
            <text:p>4802.866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5288.525" calcext:value-type="float">
            <text:p>5288.525</text:p>
          </table:table-cell>
          <table:table-cell office:value-type="float" office:value="3.694" calcext:value-type="float">
            <text:p>3.694</text:p>
          </table:table-cell>
          <table:table-cell office:value-type="float" office:value="-1.508" calcext:value-type="float">
            <text:p>-1.508</text:p>
          </table:table-cell>
          <table:table-cell office:value-type="float" office:value="5288.515" calcext:value-type="float">
            <text:p>5288.51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5247.05" calcext:value-type="float">
            <text:p>5247.05</text:p>
          </table:table-cell>
          <table:table-cell office:value-type="float" office:value="0.087" calcext:value-type="float">
            <text:p>0.087</text:p>
          </table:table-cell>
          <table:table-cell office:value-type="float" office:value="-4.946" calcext:value-type="float">
            <text:p>-4.946</text:p>
          </table:table-cell>
          <table:table-cell office:value-type="float" office:value="5247.038" calcext:value-type="float">
            <text:p>5247.03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985.253" calcext:value-type="float">
            <text:p>4985.253</text:p>
          </table:table-cell>
          <table:table-cell office:value-type="float" office:value="3.928" calcext:value-type="float">
            <text:p>3.928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752.032" calcext:value-type="float">
            <text:p>5752.032</text:p>
          </table:table-cell>
          <table:table-cell office:value-type="float" office:value="4.549" calcext:value-type="float">
            <text:p>4.549</text:p>
          </table:table-cell>
          <table:table-cell office:value-type="float" office:value="-1.177" calcext:value-type="float">
            <text:p>-1.177</text:p>
          </table:table-cell>
          <table:table-cell office:value-type="float" office:value="5752.021" calcext:value-type="float">
            <text:p>5752.02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5060.079" calcext:value-type="float">
            <text:p>5060.079</text:p>
          </table:table-cell>
          <table:table-cell office:value-type="float" office:value="0" calcext:value-type="float">
            <text:p>0</text:p>
          </table:table-cell>
          <table:table-cell office:value-type="float" office:value="-5.46" calcext:value-type="float">
            <text:p>-5.46</text:p>
          </table:table-cell>
          <table:table-cell office:value-type="float" office:value="5060.04" calcext:value-type="float">
            <text:p>5060.0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5916.247" calcext:value-type="float">
            <text:p>5916.247</text:p>
          </table:table-cell>
          <table:table-cell office:value-type="float" office:value="2.453" calcext:value-type="float">
            <text:p>2.453</text:p>
          </table:table-cell>
          <table:table-cell office:value-type="float" office:value="-2.994" calcext:value-type="float">
            <text:p>-2.994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380.743" calcext:value-type="float">
            <text:p>6380.743</text:p>
          </table:table-cell>
          <table:table-cell office:value-type="float" office:value="4.186" calcext:value-type="float">
            <text:p>4.186</text:p>
          </table:table-cell>
          <table:table-cell office:value-type="float" office:value="-1.376" calcext:value-type="float">
            <text:p>-1.376</text:p>
          </table:table-cell>
          <table:table-cell office:value-type="float" office:value="6380.741" calcext:value-type="float">
            <text:p>6380.74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956.694" calcext:value-type="float">
            <text:p>5956.694</text:p>
          </table:table-cell>
          <table:table-cell office:value-type="float" office:value="0.859" calcext:value-type="float">
            <text:p>0.859</text:p>
          </table:table-cell>
          <table:table-cell office:value-type="float" office:value="-4.605" calcext:value-type="float">
            <text:p>-4.605</text:p>
          </table:table-cell>
          <table:table-cell office:value-type="float" office:value="5956.704" calcext:value-type="float">
            <text:p>5956.70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6518.367" calcext:value-type="float">
            <text:p>6518.367</text:p>
          </table:table-cell>
          <table:table-cell office:value-type="float" office:value="2.831" calcext:value-type="float">
            <text:p>2.831</text:p>
          </table:table-cell>
          <table:table-cell office:value-type="float" office:value="-2.46" calcext:value-type="float">
            <text:p>-2.46</text:p>
          </table:table-cell>
          <table:table-cell office:value-type="float" office:value="6518.363" calcext:value-type="float">
            <text:p>6518.36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5525.544" calcext:value-type="float">
            <text:p>5525.544</text:p>
          </table:table-cell>
          <table:table-cell office:value-type="float" office:value="4.23" calcext:value-type="float">
            <text:p>4.23</text:p>
          </table:table-cell>
          <table:table-cell office:value-type="float" office:value="-1.084" calcext:value-type="float">
            <text:p>-1.084</text:p>
          </table:table-cell>
          <table:table-cell office:value-type="float" office:value="5525.536" calcext:value-type="float">
            <text:p>5525.53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151.618" calcext:value-type="float">
            <text:p>6151.618</text:p>
          </table:table-cell>
          <table:table-cell office:value-type="float" office:value="2.176" calcext:value-type="float">
            <text:p>2.176</text:p>
          </table:table-cell>
          <table:table-cell office:value-type="float" office:value="-3.299" calcext:value-type="float">
            <text:p>-3.299</text:p>
          </table:table-cell>
          <table:table-cell office:value-type="float" office:value="6151.614" calcext:value-type="float">
            <text:p>6151.61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4962.572" calcext:value-type="float">
            <text:p>4962.572</text:p>
          </table:table-cell>
          <table:table-cell office:value-type="float" office:value="4.178" calcext:value-type="float">
            <text:p>4.178</text:p>
          </table:table-cell>
          <table:table-cell office:value-type="float" office:value="-1.182" calcext:value-type="float">
            <text:p>-1.182</text:p>
          </table:table-cell>
          <table:table-cell office:value-type="float" office:value="4962.558" calcext:value-type="float">
            <text:p>4962.55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5560.212" calcext:value-type="float">
            <text:p>5560.212</text:p>
          </table:table-cell>
          <table:table-cell office:value-type="float" office:value="4.434" calcext:value-type="float">
            <text:p>4.434</text:p>
          </table:table-cell>
          <table:table-cell office:value-type="float" office:value="-1.19" calcext:value-type="float">
            <text:p>-1.19</text:p>
          </table:table-cell>
          <table:table-cell office:value-type="float" office:value="5560.204" calcext:value-type="float">
            <text:p>5560.20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618.633" calcext:value-type="float">
            <text:p>5618.633</text:p>
          </table:table-cell>
          <table:table-cell office:value-type="float" office:value="4.209" calcext:value-type="float">
            <text:p>4.209</text:p>
          </table:table-cell>
          <table:table-cell office:value-type="float" office:value="-1.276" calcext:value-type="float">
            <text:p>-1.276</text:p>
          </table:table-cell>
          <table:table-cell table:number-columns-repeated="2" office:value-type="float" office:value="5618.622" calcext:value-type="float">
            <text:p>5618.622</text:p>
          </table:table-cell>
        </table:table-row>
        <table:table-row table:style-name="ro1">
          <table:table-cell office:value-type="float" office:value="4875.878" calcext:value-type="float">
            <text:p>4875.878</text:p>
          </table:table-cell>
          <table:table-cell office:value-type="float" office:value="3.332" calcext:value-type="float">
            <text:p>3.332</text:p>
          </table:table-cell>
          <table:table-cell office:value-type="float" office:value="-2.02" calcext:value-type="float">
            <text:p>-2.02</text:p>
          </table:table-cell>
          <table:table-cell office:value-type="float" office:value="4875.866" calcext:value-type="float">
            <text:p>4875.86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546.506" calcext:value-type="float">
            <text:p>5546.506</text:p>
          </table:table-cell>
          <table:table-cell office:value-type="float" office:value="4.371" calcext:value-type="float">
            <text:p>4.371</text:p>
          </table:table-cell>
          <table:table-cell office:value-type="float" office:value="-1.31" calcext:value-type="float">
            <text:p>-1.31</text:p>
          </table:table-cell>
          <table:table-cell table:number-columns-repeated="2" office:value-type="float" office:value="5546.497" calcext:value-type="float">
            <text:p>5546.497</text:p>
          </table:table-cell>
        </table:table-row>
        <table:table-row table:style-name="ro1">
          <table:table-cell office:value-type="float" office:value="6270.225" calcext:value-type="float">
            <text:p>6270.225</text:p>
          </table:table-cell>
          <table:table-cell office:value-type="float" office:value="2.858" calcext:value-type="float">
            <text:p>2.858</text:p>
          </table:table-cell>
          <table:table-cell office:value-type="float" office:value="-2.464" calcext:value-type="float">
            <text:p>-2.464</text:p>
          </table:table-cell>
          <table:table-cell office:value-type="float" office:value="6270.224" calcext:value-type="float">
            <text:p>6270.22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187.99" calcext:value-type="float">
            <text:p>6187.99</text:p>
          </table:table-cell>
          <table:table-cell office:value-type="float" office:value="3.943" calcext:value-type="float">
            <text:p>3.943</text:p>
          </table:table-cell>
          <table:table-cell office:value-type="float" office:value="-1.72" calcext:value-type="float">
            <text:p>-1.72</text:p>
          </table:table-cell>
          <table:table-cell office:value-type="float" office:value="6187.985" calcext:value-type="float">
            <text:p>6187.98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496.467" calcext:value-type="float">
            <text:p>6496.467</text:p>
          </table:table-cell>
          <table:table-cell office:value-type="float" office:value="4.795" calcext:value-type="float">
            <text:p>4.795</text:p>
          </table:table-cell>
          <table:table-cell office:value-type="float" office:value="-0.57" calcext:value-type="float">
            <text:p>-0.57</text:p>
          </table:table-cell>
          <table:table-cell office:value-type="float" office:value="6496.457" calcext:value-type="float">
            <text:p>6496.457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5228.377" calcext:value-type="float">
            <text:p>5228.377</text:p>
          </table:table-cell>
          <table:table-cell office:value-type="float" office:value="4.22" calcext:value-type="float">
            <text:p>4.22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127.907" calcext:value-type="float">
            <text:p>6127.907</text:p>
          </table:table-cell>
          <table:table-cell office:value-type="float" office:value="4.143" calcext:value-type="float">
            <text:p>4.143</text:p>
          </table:table-cell>
          <table:table-cell office:value-type="float" office:value="-1.399" calcext:value-type="float">
            <text:p>-1.399</text:p>
          </table:table-cell>
          <table:table-cell office:value-type="float" office:value="6127.902" calcext:value-type="float">
            <text:p>6127.902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726.666" calcext:value-type="float">
            <text:p>6726.666</text:p>
          </table:table-cell>
          <table:table-cell office:value-type="float" office:value="4.607" calcext:value-type="float">
            <text:p>4.607</text:p>
          </table:table-cell>
          <table:table-cell office:value-type="float" office:value="-1.133" calcext:value-type="float">
            <text:p>-1.133</text:p>
          </table:table-cell>
          <table:table-cell office:value-type="float" office:value="6726.666" calcext:value-type="float">
            <text:p>6726.66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907.732" calcext:value-type="float">
            <text:p>4907.732</text:p>
          </table:table-cell>
          <table:table-cell office:value-type="float" office:value="3.43" calcext:value-type="float">
            <text:p>3.43</text:p>
          </table:table-cell>
          <table:table-cell office:value-type="float" office:value="-1.84" calcext:value-type="float">
            <text:p>-1.84</text:p>
          </table:table-cell>
          <table:table-cell office:value-type="float" office:value="4907.72" calcext:value-type="float">
            <text:p>4907.7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6498.939" calcext:value-type="float">
            <text:p>6498.939</text:p>
          </table:table-cell>
          <table:table-cell office:value-type="float" office:value="0.958" calcext:value-type="float">
            <text:p>0.958</text:p>
          </table:table-cell>
          <table:table-cell office:value-type="float" office:value="-4.699" calcext:value-type="float">
            <text:p>-4.699</text:p>
          </table:table-cell>
          <table:table-cell office:value-type="float" office:value="6498.938" calcext:value-type="float">
            <text:p>6498.93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6165.36" calcext:value-type="float">
            <text:p>6165.36</text:p>
          </table:table-cell>
          <table:table-cell office:value-type="float" office:value="4.143" calcext:value-type="float">
            <text:p>4.143</text:p>
          </table:table-cell>
          <table:table-cell office:value-type="float" office:value="-1.474" calcext:value-type="float">
            <text:p>-1.474</text:p>
          </table:table-cell>
          <table:table-cell office:value-type="float" office:value="6165.353" calcext:value-type="float">
            <text:p>6165.35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597.561" calcext:value-type="float">
            <text:p>6597.561</text:p>
          </table:table-cell>
          <table:table-cell office:value-type="float" office:value="4.795" calcext:value-type="float">
            <text:p>4.795</text:p>
          </table:table-cell>
          <table:table-cell office:value-type="float" office:value="-1.07" calcext:value-type="float">
            <text:p>-1.07</text:p>
          </table:table-cell>
          <table:table-cell office:value-type="float" office:value="6597.547" calcext:value-type="float">
            <text:p>6597.54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5180.07" calcext:value-type="float">
            <text:p>5180.07</text:p>
          </table:table-cell>
          <table:table-cell office:value-type="float" office:value="4.473" calcext:value-type="float">
            <text:p>4.473</text:p>
          </table:table-cell>
          <table:table-cell office:value-type="float" office:value="-1.26" calcext:value-type="float">
            <text:p>-1.26</text:p>
          </table:table-cell>
          <table:table-cell office:value-type="float" office:value="5180.049" calcext:value-type="float">
            <text:p>5180.04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5927.789" calcext:value-type="float">
            <text:p>5927.789</text:p>
          </table:table-cell>
          <table:table-cell office:value-type="float" office:value="4.652" calcext:value-type="float">
            <text:p>4.652</text:p>
          </table:table-cell>
          <table:table-cell office:value-type="float" office:value="-1.09" calcext:value-type="float">
            <text:p>-1.09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522.447" calcext:value-type="float">
            <text:p>5522.447</text:p>
          </table:table-cell>
          <table:table-cell office:value-type="float" office:value="4.209" calcext:value-type="float">
            <text:p>4.209</text:p>
          </table:table-cell>
          <table:table-cell office:value-type="float" office:value="-1.55" calcext:value-type="float">
            <text:p>-1.55</text:p>
          </table:table-cell>
          <table:table-cell office:value-type="float" office:value="5522.431" calcext:value-type="float">
            <text:p>5522.43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145.094" calcext:value-type="float">
            <text:p>5145.094</text:p>
          </table:table-cell>
          <table:table-cell office:value-type="float" office:value="2.198" calcext:value-type="float">
            <text:p>2.198</text:p>
          </table:table-cell>
          <table:table-cell office:value-type="float" office:value="-2.876" calcext:value-type="float">
            <text:p>-2.876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240.646" calcext:value-type="float">
            <text:p>6240.646</text:p>
          </table:table-cell>
          <table:table-cell office:value-type="float" office:value="2.223" calcext:value-type="float">
            <text:p>2.223</text:p>
          </table:table-cell>
          <table:table-cell office:value-type="float" office:value="-3.233" calcext:value-type="float">
            <text:p>-3.233</text:p>
          </table:table-cell>
          <table:table-cell office:value-type="float" office:value="6240.644" calcext:value-type="float">
            <text:p>6240.64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416.933" calcext:value-type="float">
            <text:p>6416.933</text:p>
          </table:table-cell>
          <table:table-cell office:value-type="float" office:value="4.796" calcext:value-type="float">
            <text:p>4.796</text:p>
          </table:table-cell>
          <table:table-cell office:value-type="float" office:value="-1.109" calcext:value-type="float">
            <text:p>-1.109</text:p>
          </table:table-cell>
          <table:table-cell office:value-type="float" office:value="6416.922" calcext:value-type="float">
            <text:p>6416.92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691.497" calcext:value-type="float">
            <text:p>5691.497</text:p>
          </table:table-cell>
          <table:table-cell office:value-type="float" office:value="4.301" calcext:value-type="float">
            <text:p>4.301</text:p>
          </table:table-cell>
          <table:table-cell office:value-type="float" office:value="-1.52" calcext:value-type="float">
            <text:p>-1.52</text:p>
          </table:table-cell>
          <table:table-cell office:value-type="float" office:value="5691.495" calcext:value-type="float">
            <text:p>5691.49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44.014" calcext:value-type="float">
            <text:p>4844.014</text:p>
          </table:table-cell>
          <table:table-cell office:value-type="float" office:value="3.546" calcext:value-type="float">
            <text:p>3.546</text:p>
          </table:table-cell>
          <table:table-cell office:value-type="float" office:value="-2.05" calcext:value-type="float">
            <text:p>-2.05</text:p>
          </table:table-cell>
          <table:table-cell office:value-type="float" office:value="4844.008" calcext:value-type="float">
            <text:p>4844.00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054.643" calcext:value-type="float">
            <text:p>5054.643</text:p>
          </table:table-cell>
          <table:table-cell office:value-type="float" office:value="3.64" calcext:value-type="float">
            <text:p>3.64</text:p>
          </table:table-cell>
          <table:table-cell office:value-type="float" office:value="-1.921" calcext:value-type="float">
            <text:p>-1.921</text:p>
          </table:table-cell>
          <table:table-cell office:value-type="float" office:value="5054.627" calcext:value-type="float">
            <text:p>5054.62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633.75" calcext:value-type="float">
            <text:p>6633.75</text:p>
          </table:table-cell>
          <table:table-cell office:value-type="float" office:value="4.558" calcext:value-type="float">
            <text:p>4.558</text:p>
          </table:table-cell>
          <table:table-cell office:value-type="float" office:value="-0.799" calcext:value-type="float">
            <text:p>-0.799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705.465" calcext:value-type="float">
            <text:p>5705.465</text:p>
          </table:table-cell>
          <table:table-cell office:value-type="float" office:value="4.301" calcext:value-type="float">
            <text:p>4.301</text:p>
          </table:table-cell>
          <table:table-cell office:value-type="float" office:value="-1.355" calcext:value-type="float">
            <text:p>-1.355</text:p>
          </table:table-cell>
          <table:table-cell office:value-type="float" office:value="5705.448" calcext:value-type="float">
            <text:p>5705.44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703.567" calcext:value-type="float">
            <text:p>6703.567</text:p>
          </table:table-cell>
          <table:table-cell office:value-type="float" office:value="2.758" calcext:value-type="float">
            <text:p>2.758</text:p>
          </table:table-cell>
          <table:table-cell office:value-type="float" office:value="-3.16" calcext:value-type="float">
            <text:p>-3.16</text:p>
          </table:table-cell>
          <table:table-cell office:value-type="float" office:value="6703.565" calcext:value-type="float">
            <text:p>6703.56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5538.516" calcext:value-type="float">
            <text:p>5538.516</text:p>
          </table:table-cell>
          <table:table-cell office:value-type="float" office:value="4.218" calcext:value-type="float">
            <text:p>4.218</text:p>
          </table:table-cell>
          <table:table-cell office:value-type="float" office:value="-3.244" calcext:value-type="float">
            <text:p>-3.244</text:p>
          </table:table-cell>
          <table:table-cell office:value-type="float" office:value="5538.504" calcext:value-type="float">
            <text:p>5538.50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538.515" calcext:value-type="float">
            <text:p>5538.515</text:p>
          </table:table-cell>
          <table:table-cell office:value-type="float" office:value="3.634" calcext:value-type="float">
            <text:p>3.634</text:p>
          </table:table-cell>
          <table:table-cell office:value-type="float" office:value="-5.097" calcext:value-type="float">
            <text:p>-5.097</text:p>
          </table:table-cell>
          <table:table-cell office:value-type="float" office:value="5538.505" calcext:value-type="float">
            <text:p>5538.50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5929.677" calcext:value-type="float">
            <text:p>5929.677</text:p>
          </table:table-cell>
          <table:table-cell office:value-type="float" office:value="4.548" calcext:value-type="float">
            <text:p>4.548</text:p>
          </table:table-cell>
          <table:table-cell office:value-type="float" office:value="-1.41" calcext:value-type="float">
            <text:p>-1.41</text:p>
          </table:table-cell>
          <table:table-cell office:value-type="float" office:value="5929.666" calcext:value-type="float">
            <text:p>5929.66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533.929" calcext:value-type="float">
            <text:p>6533.929</text:p>
          </table:table-cell>
          <table:table-cell office:value-type="float" office:value="4.558" calcext:value-type="float">
            <text:p>4.558</text:p>
          </table:table-cell>
          <table:table-cell office:value-type="float" office:value="-1.46" calcext:value-type="float">
            <text:p>-1.46</text:p>
          </table:table-cell>
          <table:table-cell office:value-type="float" office:value="6533.979" calcext:value-type="float">
            <text:p>6533.97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5653.867" calcext:value-type="float">
            <text:p>5653.867</text:p>
          </table:table-cell>
          <table:table-cell office:value-type="float" office:value="4.386" calcext:value-type="float">
            <text:p>4.386</text:p>
          </table:table-cell>
          <table:table-cell office:value-type="float" office:value="-1.64" calcext:value-type="float">
            <text:p>-1.64</text:p>
          </table:table-cell>
          <table:table-cell office:value-type="float" office:value="5653.854" calcext:value-type="float">
            <text:p>5653.85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752.707" calcext:value-type="float">
            <text:p>6752.707</text:p>
          </table:table-cell>
          <table:table-cell office:value-type="float" office:value="4.638" calcext:value-type="float">
            <text:p>4.638</text:p>
          </table:table-cell>
          <table:table-cell office:value-type="float" office:value="-1.204" calcext:value-type="float">
            <text:p>-1.204</text:p>
          </table:table-cell>
          <table:table-cell office:value-type="float" office:value="6752.708" calcext:value-type="float">
            <text:p>6752.70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417.033" calcext:value-type="float">
            <text:p>5417.033</text:p>
          </table:table-cell>
          <table:table-cell office:value-type="float" office:value="4.415" calcext:value-type="float">
            <text:p>4.415</text:p>
          </table:table-cell>
          <table:table-cell office:value-type="float" office:value="-1.68" calcext:value-type="float">
            <text:p>-1.68</text:p>
          </table:table-cell>
          <table:table-cell office:value-type="float" office:value="5417.025" calcext:value-type="float">
            <text:p>5417.02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315.811" calcext:value-type="float">
            <text:p>6315.811</text:p>
          </table:table-cell>
          <table:table-cell office:value-type="float" office:value="4.076" calcext:value-type="float">
            <text:p>4.076</text:p>
          </table:table-cell>
          <table:table-cell office:value-type="float" office:value="-1.71" calcext:value-type="float">
            <text:p>-1.71</text:p>
          </table:table-cell>
          <table:table-cell office:value-type="float" office:value="6315.811" calcext:value-type="float">
            <text:p>6315.81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5466.988" calcext:value-type="float">
            <text:p>5466.988</text:p>
          </table:table-cell>
          <table:table-cell office:value-type="float" office:value="3.573" calcext:value-type="float">
            <text:p>3.573</text:p>
          </table:table-cell>
          <table:table-cell office:value-type="float" office:value="-2.233" calcext:value-type="float">
            <text:p>-2.233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856.088" calcext:value-type="float">
            <text:p>5856.088</text:p>
          </table:table-cell>
          <table:table-cell office:value-type="float" office:value="4.294" calcext:value-type="float">
            <text:p>4.294</text:p>
          </table:table-cell>
          <table:table-cell office:value-type="float" office:value="-1.328" calcext:value-type="float">
            <text:p>-1.328</text:p>
          </table:table-cell>
          <table:table-cell office:value-type="float" office:value="5856.084" calcext:value-type="float">
            <text:p>5856.08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466.992" calcext:value-type="float">
            <text:p>5466.992</text:p>
          </table:table-cell>
          <table:table-cell office:value-type="float" office:value="3.654" calcext:value-type="float">
            <text:p>3.654</text:p>
          </table:table-cell>
          <table:table-cell office:value-type="float" office:value="-3.742" calcext:value-type="float">
            <text:p>-3.74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330.85" calcext:value-type="float">
            <text:p>6330.85</text:p>
          </table:table-cell>
          <table:table-cell office:value-type="float" office:value="4.733" calcext:value-type="float">
            <text:p>4.733</text:p>
          </table:table-cell>
          <table:table-cell office:value-type="float" office:value="-1.74" calcext:value-type="float">
            <text:p>-1.74</text:p>
          </table:table-cell>
          <table:table-cell office:value-type="float" office:value="6330.847" calcext:value-type="float">
            <text:p>6330.84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386.334" calcext:value-type="float">
            <text:p>5386.334</text:p>
          </table:table-cell>
          <table:table-cell office:value-type="float" office:value="4.154" calcext:value-type="float">
            <text:p>4.154</text:p>
          </table:table-cell>
          <table:table-cell office:value-type="float" office:value="-1.77" calcext:value-type="float">
            <text:p>-1.77</text:p>
          </table:table-cell>
          <table:table-cell office:value-type="float" office:value="5386.32" calcext:value-type="float">
            <text:p>5386.3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464.28" calcext:value-type="float">
            <text:p>5464.28</text:p>
          </table:table-cell>
          <table:table-cell office:value-type="float" office:value="4.143" calcext:value-type="float">
            <text:p>4.143</text:p>
          </table:table-cell>
          <table:table-cell office:value-type="float" office:value="-1.402" calcext:value-type="float">
            <text:p>-1.402</text:p>
          </table:table-cell>
          <table:table-cell office:value-type="float" office:value="5464.27" calcext:value-type="float">
            <text:p>5464.2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619.595" calcext:value-type="float">
            <text:p>5619.595</text:p>
          </table:table-cell>
          <table:table-cell office:value-type="float" office:value="4.386" calcext:value-type="float">
            <text:p>4.386</text:p>
          </table:table-cell>
          <table:table-cell office:value-type="float" office:value="-1.7" calcext:value-type="float">
            <text:p>-1.7</text:p>
          </table:table-cell>
          <table:table-cell office:value-type="float" office:value="5619.59" calcext:value-type="float">
            <text:p>5619.5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741.848" calcext:value-type="float">
            <text:p>5741.848</text:p>
          </table:table-cell>
          <table:table-cell office:value-type="float" office:value="4.256" calcext:value-type="float">
            <text:p>4.256</text:p>
          </table:table-cell>
          <table:table-cell office:value-type="float" office:value="-1.854" calcext:value-type="float">
            <text:p>-1.854</text:p>
          </table:table-cell>
          <table:table-cell office:value-type="float" office:value="5741.841" calcext:value-type="float">
            <text:p>5741.84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635.823" calcext:value-type="float">
            <text:p>5635.823</text:p>
          </table:table-cell>
          <table:table-cell office:value-type="float" office:value="4.256" calcext:value-type="float">
            <text:p>4.256</text:p>
          </table:table-cell>
          <table:table-cell office:value-type="float" office:value="-1.89" calcext:value-type="float">
            <text:p>-1.89</text:p>
          </table:table-cell>
          <table:table-cell office:value-type="float" office:value="5635.812" calcext:value-type="float">
            <text:p>5635.81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441.339" calcext:value-type="float">
            <text:p>5441.339</text:p>
          </table:table-cell>
          <table:table-cell office:value-type="float" office:value="4.312" calcext:value-type="float">
            <text:p>4.312</text:p>
          </table:table-cell>
          <table:table-cell office:value-type="float" office:value="-1.73" calcext:value-type="float">
            <text:p>-1.73</text:p>
          </table:table-cell>
          <table:table-cell office:value-type="float" office:value="5441.329" calcext:value-type="float">
            <text:p>5441.32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293.959" calcext:value-type="float">
            <text:p>5293.959</text:p>
          </table:table-cell>
          <table:table-cell office:value-type="float" office:value="4.143" calcext:value-type="float">
            <text:p>4.143</text:p>
          </table:table-cell>
          <table:table-cell office:value-type="float" office:value="-1.87" calcext:value-type="float">
            <text:p>-1.87</text:p>
          </table:table-cell>
          <table:table-cell office:value-type="float" office:value="5293.958" calcext:value-type="float">
            <text:p>5293.95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295.312" calcext:value-type="float">
            <text:p>5295.312</text:p>
          </table:table-cell>
          <table:table-cell office:value-type="float" office:value="4.415" calcext:value-type="float">
            <text:p>4.415</text:p>
          </table:table-cell>
          <table:table-cell office:value-type="float" office:value="-1.69" calcext:value-type="float">
            <text:p>-1.69</text:p>
          </table:table-cell>
          <table:table-cell office:value-type="float" office:value="5295.296" calcext:value-type="float">
            <text:p>5295.29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285.129" calcext:value-type="float">
            <text:p>5285.129</text:p>
          </table:table-cell>
          <table:table-cell office:value-type="float" office:value="4.434" calcext:value-type="float">
            <text:p>4.434</text:p>
          </table:table-cell>
          <table:table-cell office:value-type="float" office:value="-1.64" calcext:value-type="float">
            <text:p>-1.64</text:p>
          </table:table-cell>
          <table:table-cell office:value-type="float" office:value="5285.127" calcext:value-type="float">
            <text:p>5285.1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6226.736" calcext:value-type="float">
            <text:p>6226.736</text:p>
          </table:table-cell>
          <table:table-cell office:value-type="float" office:value="3.883" calcext:value-type="float">
            <text:p>3.883</text:p>
          </table:table-cell>
          <table:table-cell office:value-type="float" office:value="-2.22" calcext:value-type="float">
            <text:p>-2.22</text:p>
          </table:table-cell>
          <table:table-cell office:value-type="float" office:value="6226.729" calcext:value-type="float">
            <text:p>6226.72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574.228" calcext:value-type="float">
            <text:p>6574.228</text:p>
          </table:table-cell>
          <table:table-cell office:value-type="float" office:value="0.99" calcext:value-type="float">
            <text:p>0.99</text:p>
          </table:table-cell>
          <table:table-cell office:value-type="float" office:value="-5.023" calcext:value-type="float">
            <text:p>-5.023</text:p>
          </table:table-cell>
          <table:table-cell office:value-type="float" office:value="6574.221" calcext:value-type="float">
            <text:p>6574.2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487.145" calcext:value-type="float">
            <text:p>5487.145</text:p>
          </table:table-cell>
          <table:table-cell office:value-type="float" office:value="4.415" calcext:value-type="float">
            <text:p>4.415</text:p>
          </table:table-cell>
          <table:table-cell office:value-type="float" office:value="-1.53" calcext:value-type="float">
            <text:p>-1.53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627.545" calcext:value-type="float">
            <text:p>6627.545</text:p>
          </table:table-cell>
          <table:table-cell office:value-type="float" office:value="4.548" calcext:value-type="float">
            <text:p>4.548</text:p>
          </table:table-cell>
          <table:table-cell office:value-type="float" office:value="-1.68" calcext:value-type="float">
            <text:p>-1.68</text:p>
          </table:table-cell>
          <table:table-cell office:value-type="float" office:value="6627.546" calcext:value-type="float">
            <text:p>6627.5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733.151" calcext:value-type="float">
            <text:p>6733.151</text:p>
          </table:table-cell>
          <table:table-cell office:value-type="float" office:value="4.638" calcext:value-type="float">
            <text:p>4.638</text:p>
          </table:table-cell>
          <table:table-cell office:value-type="float" office:value="-1.58" calcext:value-type="float">
            <text:p>-1.58</text:p>
          </table:table-cell>
          <table:table-cell office:value-type="float" office:value="6733.147" calcext:value-type="float">
            <text:p>6733.14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652.318" calcext:value-type="float">
            <text:p>5652.318</text:p>
          </table:table-cell>
          <table:table-cell office:value-type="float" office:value="4.26" calcext:value-type="float">
            <text:p>4.26</text:p>
          </table:table-cell>
          <table:table-cell office:value-type="float" office:value="-1.95" calcext:value-type="float">
            <text:p>-1.95</text:p>
          </table:table-cell>
          <table:table-cell office:value-type="float" office:value="5652.306" calcext:value-type="float">
            <text:p>5652.30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223.185" calcext:value-type="float">
            <text:p>5223.185</text:p>
          </table:table-cell>
          <table:table-cell office:value-type="float" office:value="3.635" calcext:value-type="float">
            <text:p>3.635</text:p>
          </table:table-cell>
          <table:table-cell office:value-type="float" office:value="-1.783" calcext:value-type="float">
            <text:p>-1.783</text:p>
          </table:table-cell>
          <table:table-cell office:value-type="float" office:value="5223.164" calcext:value-type="float">
            <text:p>5223.16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461.55" calcext:value-type="float">
            <text:p>5461.55</text:p>
          </table:table-cell>
          <table:table-cell office:value-type="float" office:value="4.445" calcext:value-type="float">
            <text:p>4.445</text:p>
          </table:table-cell>
          <table:table-cell office:value-type="float" office:value="-1.9" calcext:value-type="float">
            <text:p>-1.9</text:p>
          </table:table-cell>
          <table:table-cell office:value-type="float" office:value="5461.535" calcext:value-type="float">
            <text:p>5461.53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5401.269" calcext:value-type="float">
            <text:p>5401.269</text:p>
          </table:table-cell>
          <table:table-cell office:value-type="float" office:value="4.32" calcext:value-type="float">
            <text:p>4.32</text:p>
          </table:table-cell>
          <table:table-cell office:value-type="float" office:value="-1.92" calcext:value-type="float">
            <text:p>-1.92</text:p>
          </table:table-cell>
          <table:table-cell office:value-type="float" office:value="5401.259" calcext:value-type="float">
            <text:p>5401.25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869.464" calcext:value-type="float">
            <text:p>4869.464</text:p>
          </table:table-cell>
          <table:table-cell office:value-type="float" office:value="3.546" calcext:value-type="float">
            <text:p>3.546</text:p>
          </table:table-cell>
          <table:table-cell office:value-type="float" office:value="-2.52" calcext:value-type="float">
            <text:p>-2.52</text:p>
          </table:table-cell>
          <table:table-cell office:value-type="float" office:value="4869.452" calcext:value-type="float">
            <text:p>4869.45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5470.094" calcext:value-type="float">
            <text:p>5470.094</text:p>
          </table:table-cell>
          <table:table-cell office:value-type="float" office:value="4.446" calcext:value-type="float">
            <text:p>4.446</text:p>
          </table:table-cell>
          <table:table-cell office:value-type="float" office:value="-1.81" calcext:value-type="float">
            <text:p>-1.81</text:p>
          </table:table-cell>
          <table:table-cell office:value-type="float" office:value="5470.09" calcext:value-type="float">
            <text:p>5470.0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786.86" calcext:value-type="float">
            <text:p>6786.86</text:p>
          </table:table-cell>
          <table:table-cell office:value-type="float" office:value="4.191" calcext:value-type="float">
            <text:p>4.191</text:p>
          </table:table-cell>
          <table:table-cell office:value-type="float" office:value="-2.07" calcext:value-type="float">
            <text:p>-2.07</text:p>
          </table:table-cell>
          <table:table-cell office:value-type="float" office:value="6786.859" calcext:value-type="float">
            <text:p>6786.85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855.077" calcext:value-type="float">
            <text:p>5855.077</text:p>
          </table:table-cell>
          <table:table-cell office:value-type="float" office:value="4.608" calcext:value-type="float">
            <text:p>4.608</text:p>
          </table:table-cell>
          <table:table-cell office:value-type="float" office:value="-1.478" calcext:value-type="float">
            <text:p>-1.478</text:p>
          </table:table-cell>
          <table:table-cell office:value-type="float" office:value="5855.071" calcext:value-type="float">
            <text:p>5855.07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483.099" calcext:value-type="float">
            <text:p>5483.099</text:p>
          </table:table-cell>
          <table:table-cell office:value-type="float" office:value="4.154" calcext:value-type="float">
            <text:p>4.154</text:p>
          </table:table-cell>
          <table:table-cell office:value-type="float" office:value="-1.407" calcext:value-type="float">
            <text:p>-1.407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271.279" calcext:value-type="float">
            <text:p>6271.279</text:p>
          </table:table-cell>
          <table:table-cell office:value-type="float" office:value="3.332" calcext:value-type="float">
            <text:p>3.332</text:p>
          </table:table-cell>
          <table:table-cell office:value-type="float" office:value="-2.703" calcext:value-type="float">
            <text:p>-2.703</text:p>
          </table:table-cell>
          <table:table-cell office:value-type="float" office:value="6271.283" calcext:value-type="float">
            <text:p>6271.28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778.453" calcext:value-type="float">
            <text:p>5778.453</text:p>
          </table:table-cell>
          <table:table-cell office:value-type="float" office:value="2.588" calcext:value-type="float">
            <text:p>2.588</text:p>
          </table:table-cell>
          <table:table-cell office:value-type="float" office:value="-3.43" calcext:value-type="float">
            <text:p>-3.43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778.453" calcext:value-type="float">
            <text:p>5778.453</text:p>
          </table:table-cell>
          <table:table-cell office:value-type="float" office:value="4.154" calcext:value-type="float">
            <text:p>4.154</text:p>
          </table:table-cell>
          <table:table-cell office:value-type="float" office:value="-3.917" calcext:value-type="float">
            <text:p>-3.917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494.463" calcext:value-type="float">
            <text:p>5494.463</text:p>
          </table:table-cell>
          <table:table-cell office:value-type="float" office:value="4.076" calcext:value-type="float">
            <text:p>4.076</text:p>
          </table:table-cell>
          <table:table-cell office:value-type="float" office:value="-2.09" calcext:value-type="float">
            <text:p>-2.09</text:p>
          </table:table-cell>
          <table:table-cell office:value-type="float" office:value="5494.452" calcext:value-type="float">
            <text:p>5494.45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760.345" calcext:value-type="float">
            <text:p>5760.345</text:p>
          </table:table-cell>
          <table:table-cell office:value-type="float" office:value="3.642" calcext:value-type="float">
            <text:p>3.642</text:p>
          </table:table-cell>
          <table:table-cell office:value-type="float" office:value="-2.49" calcext:value-type="float">
            <text:p>-2.49</text:p>
          </table:table-cell>
          <table:table-cell office:value-type="float" office:value="5760.325" calcext:value-type="float">
            <text:p>5760.32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311.5" calcext:value-type="float">
            <text:p>6311.5</text:p>
          </table:table-cell>
          <table:table-cell office:value-type="float" office:value="2.831" calcext:value-type="float">
            <text:p>2.831</text:p>
          </table:table-cell>
          <table:table-cell office:value-type="float" office:value="-3.141" calcext:value-type="float">
            <text:p>-3.141</text:p>
          </table:table-cell>
          <table:table-cell office:value-type="float" office:value="6311.492" calcext:value-type="float">
            <text:p>6311.49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713.745" calcext:value-type="float">
            <text:p>6713.745</text:p>
          </table:table-cell>
          <table:table-cell office:value-type="float" office:value="4.795" calcext:value-type="float">
            <text:p>4.795</text:p>
          </table:table-cell>
          <table:table-cell office:value-type="float" office:value="-1.6" calcext:value-type="float">
            <text:p>-1.6</text:p>
          </table:table-cell>
          <table:table-cell office:value-type="float" office:value="6713.741" calcext:value-type="float">
            <text:p>6713.74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808.148" calcext:value-type="float">
            <text:p>4808.148</text:p>
          </table:table-cell>
          <table:table-cell office:value-type="float" office:value="3.251" calcext:value-type="float">
            <text:p>3.251</text:p>
          </table:table-cell>
          <table:table-cell office:value-type="float" office:value="-2.79" calcext:value-type="float">
            <text:p>-2.79</text:p>
          </table:table-cell>
          <table:table-cell office:value-type="float" office:value="4808.134" calcext:value-type="float">
            <text:p>4808.13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661.346" calcext:value-type="float">
            <text:p>5661.346</text:p>
          </table:table-cell>
          <table:table-cell office:value-type="float" office:value="4.284" calcext:value-type="float">
            <text:p>4.284</text:p>
          </table:table-cell>
          <table:table-cell office:value-type="float" office:value="-1.736" calcext:value-type="float">
            <text:p>-1.736</text:p>
          </table:table-cell>
          <table:table-cell office:value-type="float" office:value="5661.364" calcext:value-type="float">
            <text:p>5661.36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581.21" calcext:value-type="float">
            <text:p>6581.21</text:p>
          </table:table-cell>
          <table:table-cell office:value-type="float" office:value="1.485" calcext:value-type="float">
            <text:p>1.485</text:p>
          </table:table-cell>
          <table:table-cell office:value-type="float" office:value="-4.679" calcext:value-type="float">
            <text:p>-4.679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395.218" calcext:value-type="float">
            <text:p>5395.218</text:p>
          </table:table-cell>
          <table:table-cell office:value-type="float" office:value="4.445" calcext:value-type="float">
            <text:p>4.445</text:p>
          </table:table-cell>
          <table:table-cell office:value-type="float" office:value="-2.17" calcext:value-type="float">
            <text:p>-2.17</text:p>
          </table:table-cell>
          <table:table-cell office:value-type="float" office:value="5395.21" calcext:value-type="float">
            <text:p>5395.2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5651.469" calcext:value-type="float">
            <text:p>5651.469</text:p>
          </table:table-cell>
          <table:table-cell office:value-type="float" office:value="4.473" calcext:value-type="float">
            <text:p>4.473</text:p>
          </table:table-cell>
          <table:table-cell office:value-type="float" office:value="-2" calcext:value-type="float">
            <text:p>-2</text:p>
          </table:table-cell>
          <table:table-cell office:value-type="float" office:value="5651.459" calcext:value-type="float">
            <text:p>5651.45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6608.026" calcext:value-type="float">
            <text:p>6608.026</text:p>
          </table:table-cell>
          <table:table-cell office:value-type="float" office:value="2.279" calcext:value-type="float">
            <text:p>2.279</text:p>
          </table:table-cell>
          <table:table-cell office:value-type="float" office:value="-4.03" calcext:value-type="float">
            <text:p>-4.03</text:p>
          </table:table-cell>
          <table:table-cell office:value-type="float" office:value="6608.024" calcext:value-type="float">
            <text:p>6608.02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725.357" calcext:value-type="float">
            <text:p>6725.357</text:p>
          </table:table-cell>
          <table:table-cell office:value-type="float" office:value="4.103" calcext:value-type="float">
            <text:p>4.103</text:p>
          </table:table-cell>
          <table:table-cell office:value-type="float" office:value="-2.3" calcext:value-type="float">
            <text:p>-2.3</text:p>
          </table:table-cell>
          <table:table-cell office:value-type="float" office:value="6725.358" calcext:value-type="float">
            <text:p>6725.35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5881.28" calcext:value-type="float">
            <text:p>5881.28</text:p>
          </table:table-cell>
          <table:table-cell office:value-type="float" office:value="4.607" calcext:value-type="float">
            <text:p>4.607</text:p>
          </table:table-cell>
          <table:table-cell office:value-type="float" office:value="-1.84" calcext:value-type="float">
            <text:p>-1.84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392.539" calcext:value-type="float">
            <text:p>6392.539</text:p>
          </table:table-cell>
          <table:table-cell office:value-type="float" office:value="2.279" calcext:value-type="float">
            <text:p>2.279</text:p>
          </table:table-cell>
          <table:table-cell office:value-type="float" office:value="-4.03" calcext:value-type="float">
            <text:p>-4.03</text:p>
          </table:table-cell>
          <table:table-cell office:value-type="float" office:value="6392.538" calcext:value-type="float">
            <text:p>6392.53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877.606" calcext:value-type="float">
            <text:p>4877.606</text:p>
          </table:table-cell>
          <table:table-cell office:value-type="float" office:value="2.998" calcext:value-type="float">
            <text:p>2.998</text:p>
          </table:table-cell>
          <table:table-cell office:value-type="float" office:value="-3.15" calcext:value-type="float">
            <text:p>-3.15</text:p>
          </table:table-cell>
          <table:table-cell office:value-type="float" office:value="4877.587" calcext:value-type="float">
            <text:p>4877.58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5539.28" calcext:value-type="float">
            <text:p>5539.28</text:p>
          </table:table-cell>
          <table:table-cell office:value-type="float" office:value="3.642" calcext:value-type="float">
            <text:p>3.642</text:p>
          </table:table-cell>
          <table:table-cell office:value-type="float" office:value="-2.66" calcext:value-type="float">
            <text:p>-2.66</text:p>
          </table:table-cell>
          <table:table-cell office:value-type="float" office:value="5539.266" calcext:value-type="float">
            <text:p>5539.26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5636.696" calcext:value-type="float">
            <text:p>5636.696</text:p>
          </table:table-cell>
          <table:table-cell office:value-type="float" office:value="3.64" calcext:value-type="float">
            <text:p>3.64</text:p>
          </table:table-cell>
          <table:table-cell office:value-type="float" office:value="-2.61" calcext:value-type="float">
            <text:p>-2.61</text:p>
          </table:table-cell>
          <table:table-cell office:value-type="float" office:value="5636.684" calcext:value-type="float">
            <text:p>5636.68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625.022" calcext:value-type="float">
            <text:p>6625.022</text:p>
          </table:table-cell>
          <table:table-cell office:value-type="float" office:value="1.011" calcext:value-type="float">
            <text:p>1.011</text:p>
          </table:table-cell>
          <table:table-cell office:value-type="float" office:value="-5.35" calcext:value-type="float">
            <text:p>-5.35</text:p>
          </table:table-cell>
          <table:table-cell office:value-type="float" office:value="6625.002" calcext:value-type="float">
            <text:p>6625.00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5294.548" calcext:value-type="float">
            <text:p>5294.548</text:p>
          </table:table-cell>
          <table:table-cell office:value-type="float" office:value="3.64" calcext:value-type="float">
            <text:p>3.64</text:p>
          </table:table-cell>
          <table:table-cell office:value-type="float" office:value="-2.86" calcext:value-type="float">
            <text:p>-2.86</text:p>
          </table:table-cell>
          <table:table-cell office:value-type="float" office:value="5294.553" calcext:value-type="float">
            <text:p>5294.55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5902.474" calcext:value-type="float">
            <text:p>5902.474</text:p>
          </table:table-cell>
          <table:table-cell office:value-type="float" office:value="4.593" calcext:value-type="float">
            <text:p>4.593</text:p>
          </table:table-cell>
          <table:table-cell office:value-type="float" office:value="-1.81" calcext:value-type="float">
            <text:p>-1.8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732.296" calcext:value-type="float">
            <text:p>5732.296</text:p>
          </table:table-cell>
          <table:table-cell office:value-type="float" office:value="4.991" calcext:value-type="float">
            <text:p>4.991</text:p>
          </table:table-cell>
          <table:table-cell office:value-type="float" office:value="-1.56" calcext:value-type="float">
            <text:p>-1.56</text:p>
          </table:table-cell>
          <table:table-cell office:value-type="float" office:value="5732.292" calcext:value-type="float">
            <text:p>5732.29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220.784" calcext:value-type="float">
            <text:p>6220.784</text:p>
          </table:table-cell>
          <table:table-cell office:value-type="float" office:value="3.881" calcext:value-type="float">
            <text:p>3.881</text:p>
          </table:table-cell>
          <table:table-cell office:value-type="float" office:value="-2.46" calcext:value-type="float">
            <text:p>-2.46</text:p>
          </table:table-cell>
          <table:table-cell office:value-type="float" office:value="6220.77" calcext:value-type="float">
            <text:p>6220.7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6556.787" calcext:value-type="float">
            <text:p>6556.787</text:p>
          </table:table-cell>
          <table:table-cell office:value-type="float" office:value="4.796" calcext:value-type="float">
            <text:p>4.796</text:p>
          </table:table-cell>
          <table:table-cell office:value-type="float" office:value="-1.628" calcext:value-type="float">
            <text:p>-1.628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696.09" calcext:value-type="float">
            <text:p>5696.09</text:p>
          </table:table-cell>
          <table:table-cell office:value-type="float" office:value="4.548" calcext:value-type="float">
            <text:p>4.548</text:p>
          </table:table-cell>
          <table:table-cell office:value-type="float" office:value="-1.72" calcext:value-type="float">
            <text:p>-1.72</text:p>
          </table:table-cell>
          <table:table-cell office:value-type="float" office:value="5696.032" calcext:value-type="float">
            <text:p>5696.03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784.658" calcext:value-type="float">
            <text:p>5784.658</text:p>
          </table:table-cell>
          <table:table-cell office:value-type="float" office:value="3.396" calcext:value-type="float">
            <text:p>3.396</text:p>
          </table:table-cell>
          <table:table-cell office:value-type="float" office:value="-2.532" calcext:value-type="float">
            <text:p>-2.532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858.778" calcext:value-type="float">
            <text:p>5858.778</text:p>
          </table:table-cell>
          <table:table-cell office:value-type="float" office:value="4.22" calcext:value-type="float">
            <text:p>4.22</text:p>
          </table:table-cell>
          <table:table-cell office:value-type="float" office:value="-2.26" calcext:value-type="float">
            <text:p>-2.26</text:p>
          </table:table-cell>
          <table:table-cell office:value-type="float" office:value="5858.782" calcext:value-type="float">
            <text:p>5858.7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12.786" calcext:value-type="float">
            <text:p>5412.786</text:p>
          </table:table-cell>
          <table:table-cell office:value-type="float" office:value="4.434" calcext:value-type="float">
            <text:p>4.434</text:p>
          </table:table-cell>
          <table:table-cell office:value-type="float" office:value="-1.716" calcext:value-type="float">
            <text:p>-1.716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6159.378" calcext:value-type="float">
            <text:p>6159.378</text:p>
          </table:table-cell>
          <table:table-cell office:value-type="float" office:value="4.607" calcext:value-type="float">
            <text:p>4.607</text:p>
          </table:table-cell>
          <table:table-cell office:value-type="float" office:value="-1.97" calcext:value-type="float">
            <text:p>-1.97</text:p>
          </table:table-cell>
          <table:table-cell office:value-type="float" office:value="6159.366" calcext:value-type="float">
            <text:p>6159.36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491.832" calcext:value-type="float">
            <text:p>5491.832</text:p>
          </table:table-cell>
          <table:table-cell office:value-type="float" office:value="4.186" calcext:value-type="float">
            <text:p>4.186</text:p>
          </table:table-cell>
          <table:table-cell office:value-type="float" office:value="-2.188" calcext:value-type="float">
            <text:p>-2.188</text:p>
          </table:table-cell>
          <table:table-cell office:value-type="float" office:value="5491.817" calcext:value-type="float">
            <text:p>5491.8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739.522" calcext:value-type="float">
            <text:p>6739.522</text:p>
          </table:table-cell>
          <table:table-cell office:value-type="float" office:value="1.557" calcext:value-type="float">
            <text:p>1.557</text:p>
          </table:table-cell>
          <table:table-cell office:value-type="float" office:value="-4.794" calcext:value-type="float">
            <text:p>-4.794</text:p>
          </table:table-cell>
          <table:table-cell office:value-type="float" office:value="6739.501" calcext:value-type="float">
            <text:p>6739.5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436.407" calcext:value-type="float">
            <text:p>6436.407</text:p>
          </table:table-cell>
          <table:table-cell office:value-type="float" office:value="4.186" calcext:value-type="float">
            <text:p>4.186</text:p>
          </table:table-cell>
          <table:table-cell office:value-type="float" office:value="-2.46" calcext:value-type="float">
            <text:p>-2.46</text:p>
          </table:table-cell>
          <table:table-cell office:value-type="float" office:value="6436.407" calcext:value-type="float">
            <text:p>6436.40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591.313" calcext:value-type="float">
            <text:p>6591.313</text:p>
          </table:table-cell>
          <table:table-cell office:value-type="float" office:value="4.593" calcext:value-type="float">
            <text:p>4.593</text:p>
          </table:table-cell>
          <table:table-cell office:value-type="float" office:value="-2.07" calcext:value-type="float">
            <text:p>-2.07</text:p>
          </table:table-cell>
          <table:table-cell office:value-type="float" office:value="6591.296" calcext:value-type="float">
            <text:p>6591.29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5058.498" calcext:value-type="float">
            <text:p>5058.498</text:p>
          </table:table-cell>
          <table:table-cell office:value-type="float" office:value="3.642" calcext:value-type="float">
            <text:p>3.642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742.96" calcext:value-type="float">
            <text:p>5742.96</text:p>
          </table:table-cell>
          <table:table-cell office:value-type="float" office:value="4.178" calcext:value-type="float">
            <text:p>4.178</text:p>
          </table:table-cell>
          <table:table-cell office:value-type="float" office:value="-2.51" calcext:value-type="float">
            <text:p>-2.51</text:p>
          </table:table-cell>
          <table:table-cell office:value-type="float" office:value="5742.966" calcext:value-type="float">
            <text:p>5742.96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680.24" calcext:value-type="float">
            <text:p>5680.24</text:p>
          </table:table-cell>
          <table:table-cell office:value-type="float" office:value="4.186" calcext:value-type="float">
            <text:p>4.186</text:p>
          </table:table-cell>
          <table:table-cell office:value-type="float" office:value="-2.58" calcext:value-type="float">
            <text:p>-2.58</text:p>
          </table:table-cell>
          <table:table-cell office:value-type="float" office:value="5680.227" calcext:value-type="float">
            <text:p>5680.22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5861.11" calcext:value-type="float">
            <text:p>5861.11</text:p>
          </table:table-cell>
          <table:table-cell office:value-type="float" office:value="4.283" calcext:value-type="float">
            <text:p>4.283</text:p>
          </table:table-cell>
          <table:table-cell office:value-type="float" office:value="-2.45" calcext:value-type="float">
            <text:p>-2.45</text:p>
          </table:table-cell>
          <table:table-cell office:value-type="float" office:value="5861.101" calcext:value-type="float">
            <text:p>5861.10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5611.36" calcext:value-type="float">
            <text:p>5611.36</text:p>
          </table:table-cell>
          <table:table-cell office:value-type="float" office:value="3.635" calcext:value-type="float">
            <text:p>3.635</text:p>
          </table:table-cell>
          <table:table-cell office:value-type="float" office:value="-2.99" calcext:value-type="float">
            <text:p>-2.99</text:p>
          </table:table-cell>
          <table:table-cell office:value-type="float" office:value="5611.339" calcext:value-type="float">
            <text:p>5611.33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5849.684" calcext:value-type="float">
            <text:p>5849.684</text:p>
          </table:table-cell>
          <table:table-cell office:value-type="float" office:value="3.694" calcext:value-type="float">
            <text:p>3.694</text:p>
          </table:table-cell>
          <table:table-cell office:value-type="float" office:value="-2.99" calcext:value-type="float">
            <text:p>-2.99</text:p>
          </table:table-cell>
          <table:table-cell office:value-type="float" office:value="5849.679" calcext:value-type="float">
            <text:p>5849.67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793.256" calcext:value-type="float">
            <text:p>6793.256</text:p>
          </table:table-cell>
          <table:table-cell office:value-type="float" office:value="4.584" calcext:value-type="float">
            <text:p>4.584</text:p>
          </table:table-cell>
          <table:table-cell office:value-type="float" office:value="-4.275" calcext:value-type="float">
            <text:p>-4.275</text:p>
          </table:table-cell>
          <table:table-cell office:value-type="float" office:value="6793.249" calcext:value-type="float">
            <text:p>6793.24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5677.685" calcext:value-type="float">
            <text:p>5677.685</text:p>
          </table:table-cell>
          <table:table-cell office:value-type="float" office:value="4.103" calcext:value-type="float">
            <text:p>4.103</text:p>
          </table:table-cell>
          <table:table-cell office:value-type="float" office:value="-2.7" calcext:value-type="float">
            <text:p>-2.7</text:p>
          </table:table-cell>
          <table:table-cell office:value-type="float" office:value="5677.68" calcext:value-type="float">
            <text:p>5677.6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853.148" calcext:value-type="float">
            <text:p>5853.148</text:p>
          </table:table-cell>
          <table:table-cell office:value-type="float" office:value="1.485" calcext:value-type="float">
            <text:p>1.485</text:p>
          </table:table-cell>
          <table:table-cell office:value-type="float" office:value="-5.28" calcext:value-type="float">
            <text:p>-5.28</text:p>
          </table:table-cell>
          <table:table-cell office:value-type="float" office:value="5853.134" calcext:value-type="float">
            <text:p>5853.13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552.694" calcext:value-type="float">
            <text:p>5552.694</text:p>
          </table:table-cell>
          <table:table-cell office:value-type="float" office:value="4.955" calcext:value-type="float">
            <text:p>4.955</text:p>
          </table:table-cell>
          <table:table-cell office:value-type="float" office:value="-1.99" calcext:value-type="float">
            <text:p>-1.99</text:p>
          </table:table-cell>
          <table:table-cell office:value-type="float" office:value="5552.677" calcext:value-type="float">
            <text:p>5552.677</text:p>
          </table:table-cell>
          <table:table-cell office:value-type="float" office:value="0.007" calcext:value-type="float">
            <text:p>0.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52:36.994884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58:06.846413081</meta:creation-date>
    <dc:date>2024-05-15T15:47:44.805804563</dc:date>
    <meta:editing-duration>PT1H8M19S</meta:editing-duration>
    <meta:editing-cycles>19</meta:editing-cycles>
    <meta:generator>LibreOffice/5.4.7.2$Linux_X86_64 LibreOffice_project/40$Build-2</meta:generator>
    <meta:document-statistic meta:table-count="1" meta:cell-count="1030" meta:object-count="0"/>
  </office:meta>
</office:document-meta>
</file>